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ecision" table:style-name="ta1">
        <table:shapes>
          <draw:frame draw:z-index="0" draw:style-name="gr1" draw:text-style-name="P1" svg:width="15.999cm" svg:height="8.999cm" svg:x="0.1cm" svg:y="1.907cm">
            <draw:object draw:notify-on-update-of-ranges="Precision.A1:Precision.A1 Precision.B1:Precision.K1 Precision.A2:Precision.A2 Precision.B2:Precision.K2 Precision.A3:Precision.A3 Precision.B3:Precision.K3 Precision.A4:Precision.A4 Precision.B4:Precision.K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 = 1.0</text:p>
          </table:table-cell>
          <table:table-cell office:value-type="float" office:value="0.9505618" calcext:value-type="float">
            <text:p>0.9505618</text:p>
          </table:table-cell>
          <table:table-cell office:value-type="float" office:value="0.94900222" calcext:value-type="float">
            <text:p>0.94900222</text:p>
          </table:table-cell>
          <table:table-cell office:value-type="float" office:value="0.88378378" calcext:value-type="float">
            <text:p>0.88378378</text:p>
          </table:table-cell>
          <table:table-cell office:value-type="float" office:value="0.90995261" calcext:value-type="float">
            <text:p>0.90995261</text:p>
          </table:table-cell>
          <table:table-cell office:value-type="float" office:value="0.92" calcext:value-type="float">
            <text:p>0.92</text:p>
          </table:table-cell>
          <table:table-cell office:value-type="float" office:value="0.89968652" calcext:value-type="float">
            <text:p>0.899686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103448" calcext:value-type="float">
            <text:p>0.93103448</text:p>
          </table:table-cell>
          <table:table-cell office:value-type="float" office:value="0.84130982" calcext:value-type="float">
            <text:p>0.84130982</text:p>
          </table:table-cell>
          <table:table-cell office:value-type="float" office:value="0.91623037" calcext:value-type="float">
            <text:p>0.91623037</text:p>
          </table:table-cell>
        </table:table-row>
        <table:table-row table:style-name="ro1">
          <table:table-cell office:value-type="string" calcext:value-type="string">
            <text:p>C = 0.75</text:p>
          </table:table-cell>
          <table:table-cell office:value-type="float" office:value="0.95045045" calcext:value-type="float">
            <text:p>0.95045045</text:p>
          </table:table-cell>
          <table:table-cell office:value-type="float" office:value="0.94900222" calcext:value-type="float">
            <text:p>0.94900222</text:p>
          </table:table-cell>
          <table:table-cell office:value-type="float" office:value="0.88075881" calcext:value-type="float">
            <text:p>0.88075881</text:p>
          </table:table-cell>
          <table:table-cell office:value-type="float" office:value="0.90973872" calcext:value-type="float">
            <text:p>0.90973872</text:p>
          </table:table-cell>
          <table:table-cell office:value-type="float" office:value="0.91588785" calcext:value-type="float">
            <text:p>0.91588785</text:p>
          </table:table-cell>
          <table:table-cell office:value-type="float" office:value="0.896875" calcext:value-type="float">
            <text:p>0.896875</text:p>
          </table:table-cell>
          <table:table-cell office:value-type="float" office:value="0.93509615" calcext:value-type="float">
            <text:p>0.93509615</text:p>
          </table:table-cell>
          <table:table-cell office:value-type="float" office:value="0.93103448" calcext:value-type="float">
            <text:p>0.93103448</text:p>
          </table:table-cell>
          <table:table-cell office:value-type="float" office:value="0.84303797" calcext:value-type="float">
            <text:p>0.84303797</text:p>
          </table:table-cell>
          <table:table-cell office:value-type="float" office:value="0.91122715" calcext:value-type="float">
            <text:p>0.91122715</text:p>
          </table:table-cell>
        </table:table-row>
        <table:table-row table:style-name="ro1">
          <table:table-cell office:value-type="string" calcext:value-type="string">
            <text:p>C = 0.5</text:p>
          </table:table-cell>
          <table:table-cell office:value-type="float" office:value="0.94642857" calcext:value-type="float">
            <text:p>0.94642857</text:p>
          </table:table-cell>
          <table:table-cell office:value-type="float" office:value="0.94481236" calcext:value-type="float">
            <text:p>0.94481236</text:p>
          </table:table-cell>
          <table:table-cell office:value-type="float" office:value="0.88555858" calcext:value-type="float">
            <text:p>0.88555858</text:p>
          </table:table-cell>
          <table:table-cell office:value-type="float" office:value="0.90758294" calcext:value-type="float">
            <text:p>0.90758294</text:p>
          </table:table-cell>
          <table:table-cell office:value-type="float" office:value="0.92" calcext:value-type="float">
            <text:p>0.92</text:p>
          </table:table-cell>
          <table:table-cell office:value-type="float" office:value="0.89968652" calcext:value-type="float">
            <text:p>0.89968652</text:p>
          </table:table-cell>
          <table:table-cell office:value-type="float" office:value="0.9373494" calcext:value-type="float">
            <text:p>0.9373494</text:p>
          </table:table-cell>
          <table:table-cell office:value-type="float" office:value="0.92874693" calcext:value-type="float">
            <text:p>0.92874693</text:p>
          </table:table-cell>
          <table:table-cell office:value-type="float" office:value="0.84263959" calcext:value-type="float">
            <text:p>0.84263959</text:p>
          </table:table-cell>
          <table:table-cell office:value-type="float" office:value="0.91122715" calcext:value-type="float">
            <text:p>0.91122715</text:p>
          </table:table-cell>
        </table:table-row>
      </table:table>
      <table:table table:name="Recall" table:style-name="ta1">
        <table:shapes>
          <draw:frame draw:z-index="0" draw:style-name="gr1" draw:text-style-name="P1" svg:width="15.999cm" svg:height="8.999cm" svg:x="0.1cm" svg:y="1.907cm">
            <draw:object draw:notify-on-update-of-ranges="Recall.A1:Recall.A1 Recall.B1:Recall.K1 Recall.A2:Recall.A2 Recall.B2:Recall.K2 Recall.A3:Recall.A3 Recall.B3:Recall.K3 Recall.A4:Recall.A4 Recall.B4:Recall.K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 = 1.0</text:p>
          </table:table-cell>
          <table:table-cell office:value-type="float" office:value="0.96796339" calcext:value-type="float">
            <text:p>0.96796339</text:p>
          </table:table-cell>
          <table:table-cell office:value-type="float" office:value="0.96613995" calcext:value-type="float">
            <text:p>0.96613995</text:p>
          </table:table-cell>
          <table:table-cell office:value-type="float" office:value="0.86968085" calcext:value-type="float">
            <text:p>0.86968085</text:p>
          </table:table-cell>
          <table:table-cell office:value-type="float" office:value="0.90780142" calcext:value-type="float">
            <text:p>0.90780142</text:p>
          </table:table-cell>
          <table:table-cell office:value-type="float" office:value="0.9135514" calcext:value-type="float">
            <text:p>0.9135514</text:p>
          </table:table-cell>
          <table:table-cell office:value-type="float" office:value="0.85163205" calcext:value-type="float">
            <text:p>0.85163205</text:p>
          </table:table-cell>
          <table:table-cell office:value-type="float" office:value="0.96774194" calcext:value-type="float">
            <text:p>0.96774194</text:p>
          </table:table-cell>
          <table:table-cell office:value-type="float" office:value="0.94029851" calcext:value-type="float">
            <text:p>0.94029851</text:p>
          </table:table-cell>
          <table:table-cell office:value-type="float" office:value="0.87434555" calcext:value-type="float">
            <text:p>0.87434555</text:p>
          </table:table-cell>
          <table:table-cell office:value-type="float" office:value="0.87064677" calcext:value-type="float">
            <text:p>0.87064677</text:p>
          </table:table-cell>
        </table:table-row>
        <table:table-row table:style-name="ro1">
          <table:table-cell office:value-type="string" calcext:value-type="string">
            <text:p>C = 0.75</text:p>
          </table:table-cell>
          <table:table-cell office:value-type="float" office:value="0.96567506" calcext:value-type="float">
            <text:p>0.96567506</text:p>
          </table:table-cell>
          <table:table-cell office:value-type="float" office:value="0.96613995" calcext:value-type="float">
            <text:p>0.96613995</text:p>
          </table:table-cell>
          <table:table-cell office:value-type="float" office:value="0.8643617" calcext:value-type="float">
            <text:p>0.8643617</text:p>
          </table:table-cell>
          <table:table-cell office:value-type="float" office:value="0.90543735" calcext:value-type="float">
            <text:p>0.90543735</text:p>
          </table:table-cell>
          <table:table-cell office:value-type="float" office:value="0.91588785" calcext:value-type="float">
            <text:p>0.91588785</text:p>
          </table:table-cell>
          <table:table-cell office:value-type="float" office:value="0.85163205" calcext:value-type="float">
            <text:p>0.85163205</text:p>
          </table:table-cell>
          <table:table-cell office:value-type="float" office:value="0.96526055" calcext:value-type="float">
            <text:p>0.96526055</text:p>
          </table:table-cell>
          <table:table-cell office:value-type="float" office:value="0.94029851" calcext:value-type="float">
            <text:p>0.94029851</text:p>
          </table:table-cell>
          <table:table-cell office:value-type="float" office:value="0.87172775" calcext:value-type="float">
            <text:p>0.87172775</text:p>
          </table:table-cell>
          <table:table-cell office:value-type="float" office:value="0.8681592" calcext:value-type="float">
            <text:p>0.8681592</text:p>
          </table:table-cell>
        </table:table-row>
        <table:table-row table:style-name="ro1">
          <table:table-cell office:value-type="string" calcext:value-type="string">
            <text:p>C = 0.5</text:p>
          </table:table-cell>
          <table:table-cell office:value-type="float" office:value="0.97025172" calcext:value-type="float">
            <text:p>0.97025172</text:p>
          </table:table-cell>
          <table:table-cell office:value-type="float" office:value="0.96613995" calcext:value-type="float">
            <text:p>0.96613995</text:p>
          </table:table-cell>
          <table:table-cell office:value-type="float" office:value="0.8643617" calcext:value-type="float">
            <text:p>0.8643617</text:p>
          </table:table-cell>
          <table:table-cell office:value-type="float" office:value="0.90543735" calcext:value-type="float">
            <text:p>0.90543735</text:p>
          </table:table-cell>
          <table:table-cell office:value-type="float" office:value="0.9135514" calcext:value-type="float">
            <text:p>0.9135514</text:p>
          </table:table-cell>
          <table:table-cell office:value-type="float" office:value="0.85163205" calcext:value-type="float">
            <text:p>0.85163205</text:p>
          </table:table-cell>
          <table:table-cell office:value-type="float" office:value="0.96526055" calcext:value-type="float">
            <text:p>0.96526055</text:p>
          </table:table-cell>
          <table:table-cell office:value-type="float" office:value="0.94029851" calcext:value-type="float">
            <text:p>0.94029851</text:p>
          </table:table-cell>
          <table:table-cell office:value-type="float" office:value="0.86910995" calcext:value-type="float">
            <text:p>0.86910995</text:p>
          </table:table-cell>
          <table:table-cell office:value-type="float" office:value="0.8681592" calcext:value-type="float">
            <text:p>0.8681592</text:p>
          </table:table-cell>
        </table:table-row>
        <table:table-row table:style-name="ro1">
          <table:table-cell office:value-type="string" calcext:value-type="string">
            <text:p>C = 0.25</text:p>
          </table:table-cell>
          <table:table-cell table:number-columns-repeated="10"/>
        </table:table-row>
      </table:table>
      <table:table table:name="Support" table:style-name="ta1">
        <table:shapes>
          <draw:frame draw:z-index="0" draw:style-name="gr1" draw:text-style-name="P1" svg:width="15.999cm" svg:height="8.999cm" svg:x="0.1cm" svg:y="1.907cm">
            <draw:object draw:notify-on-update-of-ranges="Support.A1:Support.A1 Support.B1:Support.K1 Support.A2:Support.A2 Support.B2:Support.K2 Support.A3:Support.A3 Support.B3:Support.K3 Support.A4:Support.A4 Support.B4:Support.K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 = 1.0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 = 0.75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 = 0.5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 = 0.25</text:p>
          </table:table-cell>
          <table:table-cell table:number-columns-repeated="10"/>
        </table:table-row>
      </table:table>
      <table:table table:name="Fscore" table:style-name="ta1">
        <table:shapes>
          <draw:frame draw:z-index="0" draw:style-name="gr1" draw:text-style-name="P1" svg:width="15.999cm" svg:height="8.999cm" svg:x="0.1cm" svg:y="1.907cm">
            <draw:object draw:notify-on-update-of-ranges="Fscore.A1:Fscore.A1 Fscore.B1:Fscore.K1 Fscore.A2:Fscore.A2 Fscore.B2:Fscore.K2 Fscore.A3:Fscore.A3 Fscore.B3:Fscore.K3 Fscore.A4:Fscore.A4 Fscore.B4:Fscore.K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 = 1.0</text:p>
          </table:table-cell>
          <table:table-cell office:value-type="float" office:value="0.95918367" calcext:value-type="float">
            <text:p>0.95918367</text:p>
          </table:table-cell>
          <table:table-cell office:value-type="float" office:value="0.95749441" calcext:value-type="float">
            <text:p>0.95749441</text:p>
          </table:table-cell>
          <table:table-cell office:value-type="float" office:value="0.8766756" calcext:value-type="float">
            <text:p>0.8766756</text:p>
          </table:table-cell>
          <table:table-cell office:value-type="float" office:value="0.90887574" calcext:value-type="float">
            <text:p>0.90887574</text:p>
          </table:table-cell>
          <table:table-cell office:value-type="float" office:value="0.91676436" calcext:value-type="float">
            <text:p>0.9167643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0.93564356" calcext:value-type="float">
            <text:p>0.93564356</text:p>
          </table:table-cell>
          <table:table-cell office:value-type="float" office:value="0.85750963" calcext:value-type="float">
            <text:p>0.85750963</text:p>
          </table:table-cell>
          <table:table-cell office:value-type="float" office:value="0.89285714" calcext:value-type="float">
            <text:p>0.89285714</text:p>
          </table:table-cell>
        </table:table-row>
        <table:table-row table:style-name="ro1">
          <table:table-cell office:value-type="string" calcext:value-type="string">
            <text:p>C = 0.75</text:p>
          </table:table-cell>
          <table:table-cell office:value-type="float" office:value="0.95800227" calcext:value-type="float">
            <text:p>0.95800227</text:p>
          </table:table-cell>
          <table:table-cell office:value-type="float" office:value="0.95749441" calcext:value-type="float">
            <text:p>0.95749441</text:p>
          </table:table-cell>
          <table:table-cell office:value-type="float" office:value="0.87248322" calcext:value-type="float">
            <text:p>0.87248322</text:p>
          </table:table-cell>
          <table:table-cell office:value-type="float" office:value="0.90758294" calcext:value-type="float">
            <text:p>0.90758294</text:p>
          </table:table-cell>
          <table:table-cell office:value-type="float" office:value="0.91588785" calcext:value-type="float">
            <text:p>0.91588785</text:p>
          </table:table-cell>
          <table:table-cell office:value-type="float" office:value="0.87366819" calcext:value-type="float">
            <text:p>0.87366819</text:p>
          </table:table-cell>
          <table:table-cell office:value-type="float" office:value="0.94993895" calcext:value-type="float">
            <text:p>0.94993895</text:p>
          </table:table-cell>
          <table:table-cell office:value-type="float" office:value="0.93564356" calcext:value-type="float">
            <text:p>0.93564356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0.88917197" calcext:value-type="float">
            <text:p>0.88917197</text:p>
          </table:table-cell>
        </table:table-row>
        <table:table-row table:style-name="ro1">
          <table:table-cell office:value-type="string" calcext:value-type="string">
            <text:p>C = 0.5</text:p>
          </table:table-cell>
          <table:table-cell office:value-type="float" office:value="0.95819209" calcext:value-type="float">
            <text:p>0.95819209</text:p>
          </table:table-cell>
          <table:table-cell office:value-type="float" office:value="0.95535714" calcext:value-type="float">
            <text:p>0.95535714</text:p>
          </table:table-cell>
          <table:table-cell office:value-type="float" office:value="0.87483176" calcext:value-type="float">
            <text:p>0.87483176</text:p>
          </table:table-cell>
          <table:table-cell office:value-type="float" office:value="0.90650888" calcext:value-type="float">
            <text:p>0.90650888</text:p>
          </table:table-cell>
          <table:table-cell office:value-type="float" office:value="0.91676436" calcext:value-type="float">
            <text:p>0.9167643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110024" calcext:value-type="float">
            <text:p>0.95110024</text:p>
          </table:table-cell>
          <table:table-cell office:value-type="float" office:value="0.93448702" calcext:value-type="float">
            <text:p>0.93448702</text:p>
          </table:table-cell>
          <table:table-cell office:value-type="float" office:value="0.8556701" calcext:value-type="float">
            <text:p>0.8556701</text:p>
          </table:table-cell>
          <table:table-cell office:value-type="float" office:value="0.88917197" calcext:value-type="float">
            <text:p>0.88917197</text:p>
          </table:table-cell>
        </table:table-row>
        <table:table-row table:style-name="ro1">
          <table:table-cell office:value-type="string" calcext:value-type="string">
            <text:p>C = 0.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 style:data-style-name="N2" text:time-value="00:45:59.488616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9:22:27.354183031</meta:creation-date>
    <dc:date>2014-11-23T11:51:59.556205995</dc:date>
    <meta:editing-duration>PT1H11M35S</meta:editing-duration>
    <meta:editing-cycles>10</meta:editing-cycles>
    <meta:generator>LibreOffice/4.2.4.2$Linux_X86_64 LibreOffice_project/420m0$Build-2</meta:generator>
    <meta:document-statistic meta:table-count="4" meta:cell-count="1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703cm" style:legend-expansion="high" chart:style-name="ch2"/>
        <chart:plot-area chart:style-name="ch3" table:cell-range-address="Precision.A1:Precision.K4" chart:data-source-has-labels="both" svg:x="0.77cm" svg:y="0.855cm" svg:width="11.923cm" svg:height="7.545cm">
          <chartooo:coordinate-region svg:x="1.682cm" svg:y="1.054cm" svg:width="10.918cm" svg:height="6.699cm"/>
          <chart:axis chart:dimension="x" chart:name="primary-x" chart:style-name="ch4" chartooo:axis-type="auto">
            <chartooo:date-scale/>
            <chart:categories table:cell-range-address="Precision.B1:Precision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ecision.B2:Precision.K2" chart:label-cell-address="Precision.A2:Precision.A2" chart:class="chart:line">
            <chart:data-point chart:repeated="10"/>
          </chart:series>
          <chart:series chart:style-name="ch7" chart:values-cell-range-address="Precision.B3:Precision.K3" chart:label-cell-address="Precision.A3:Precision.A3" chart:class="chart:line">
            <chart:data-point chart:repeated="10"/>
          </chart:series>
          <chart:series chart:style-name="ch8" chart:values-cell-range-address="Precision.B4:Precision.K4" chart:label-cell-address="Precision.A4:Precision.A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Precision.B1:Precision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 = 1.0</text:p>
                <draw:g>
                  <svg:desc>Precision.A2:Precision.A2</svg:desc>
                </draw:g>
              </table:table-cell>
              <table:table-cell office:value-type="float" office:value="0.9505618">
                <text:p>0.9505618</text:p>
                <draw:g>
                  <svg:desc>Precision.B2:Precision.K2</svg:desc>
                </draw:g>
              </table:table-cell>
              <table:table-cell office:value-type="float" office:value="0.94900222">
                <text:p>0.94900222</text:p>
              </table:table-cell>
              <table:table-cell office:value-type="float" office:value="0.88378378">
                <text:p>0.88378378</text:p>
              </table:table-cell>
              <table:table-cell office:value-type="float" office:value="0.90995261">
                <text:p>0.90995261</text:p>
              </table:table-cell>
              <table:table-cell office:value-type="float" office:value="0.92">
                <text:p>0.92</text:p>
              </table:table-cell>
              <table:table-cell office:value-type="float" office:value="0.89968652">
                <text:p>0.89968652</text:p>
              </table:table-cell>
              <table:table-cell office:value-type="float" office:value="0.9375">
                <text:p>0.9375</text:p>
              </table:table-cell>
              <table:table-cell office:value-type="float" office:value="0.93103448">
                <text:p>0.93103448</text:p>
              </table:table-cell>
              <table:table-cell office:value-type="float" office:value="0.84130982">
                <text:p>0.84130982</text:p>
              </table:table-cell>
              <table:table-cell office:value-type="float" office:value="0.91623037">
                <text:p>0.91623037</text:p>
              </table:table-cell>
            </table:table-row>
            <table:table-row>
              <table:table-cell office:value-type="string">
                <text:p>C = 0.75</text:p>
                <draw:g>
                  <svg:desc>Precision.A3:Precision.A3</svg:desc>
                </draw:g>
              </table:table-cell>
              <table:table-cell office:value-type="float" office:value="0.95045045">
                <text:p>0.95045045</text:p>
                <draw:g>
                  <svg:desc>Precision.B3:Precision.K3</svg:desc>
                </draw:g>
              </table:table-cell>
              <table:table-cell office:value-type="float" office:value="0.94900222">
                <text:p>0.94900222</text:p>
              </table:table-cell>
              <table:table-cell office:value-type="float" office:value="0.88075881">
                <text:p>0.88075881</text:p>
              </table:table-cell>
              <table:table-cell office:value-type="float" office:value="0.90973872">
                <text:p>0.90973872</text:p>
              </table:table-cell>
              <table:table-cell office:value-type="float" office:value="0.91588785">
                <text:p>0.91588785</text:p>
              </table:table-cell>
              <table:table-cell office:value-type="float" office:value="0.896875">
                <text:p>0.896875</text:p>
              </table:table-cell>
              <table:table-cell office:value-type="float" office:value="0.93509615">
                <text:p>0.93509615</text:p>
              </table:table-cell>
              <table:table-cell office:value-type="float" office:value="0.93103448">
                <text:p>0.93103448</text:p>
              </table:table-cell>
              <table:table-cell office:value-type="float" office:value="0.84303797">
                <text:p>0.84303797</text:p>
              </table:table-cell>
              <table:table-cell office:value-type="float" office:value="0.91122715">
                <text:p>0.91122715</text:p>
              </table:table-cell>
            </table:table-row>
            <table:table-row>
              <table:table-cell office:value-type="string">
                <text:p>C = 0.5</text:p>
                <draw:g>
                  <svg:desc>Precision.A4:Precision.A4</svg:desc>
                </draw:g>
              </table:table-cell>
              <table:table-cell office:value-type="float" office:value="0.94642857">
                <text:p>0.94642857</text:p>
                <draw:g>
                  <svg:desc>Precision.B4:Precision.K4</svg:desc>
                </draw:g>
              </table:table-cell>
              <table:table-cell office:value-type="float" office:value="0.94481236">
                <text:p>0.94481236</text:p>
              </table:table-cell>
              <table:table-cell office:value-type="float" office:value="0.88555858">
                <text:p>0.88555858</text:p>
              </table:table-cell>
              <table:table-cell office:value-type="float" office:value="0.90758294">
                <text:p>0.90758294</text:p>
              </table:table-cell>
              <table:table-cell office:value-type="float" office:value="0.92">
                <text:p>0.92</text:p>
              </table:table-cell>
              <table:table-cell office:value-type="float" office:value="0.89968652">
                <text:p>0.89968652</text:p>
              </table:table-cell>
              <table:table-cell office:value-type="float" office:value="0.9373494">
                <text:p>0.9373494</text:p>
              </table:table-cell>
              <table:table-cell office:value-type="float" office:value="0.92874693">
                <text:p>0.92874693</text:p>
              </table:table-cell>
              <table:table-cell office:value-type="float" office:value="0.84263959">
                <text:p>0.84263959</text:p>
              </table:table-cell>
              <table:table-cell office:value-type="float" office:value="0.91122715">
                <text:p>0.91122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703cm" style:legend-expansion="high" chart:style-name="ch2"/>
        <chart:plot-area chart:style-name="ch3" table:cell-range-address="Recall.A1:Recall.K4" chart:data-source-has-labels="both" svg:x="0.77cm" svg:y="0.855cm" svg:width="11.923cm" svg:height="7.545cm">
          <chartooo:coordinate-region svg:x="1.682cm" svg:y="1.054cm" svg:width="10.918cm" svg:height="6.699cm"/>
          <chart:axis chart:dimension="x" chart:name="primary-x" chart:style-name="ch4" chartooo:axis-type="auto">
            <chartooo:date-scale/>
            <chart:categories table:cell-range-address="Recall.B1:Recal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call.B2:Recall.K2" chart:label-cell-address="Recall.A2:Recall.A2" chart:class="chart:line">
            <chart:data-point chart:repeated="10"/>
          </chart:series>
          <chart:series chart:style-name="ch7" chart:values-cell-range-address="Recall.B3:Recall.K3" chart:label-cell-address="Recall.A3:Recall.A3" chart:class="chart:line">
            <chart:data-point chart:repeated="10"/>
          </chart:series>
          <chart:series chart:style-name="ch8" chart:values-cell-range-address="Recall.B4:Recall.K4" chart:label-cell-address="Recall.A4:Recall.A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Recall.B1:Recall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 = 1.0</text:p>
                <draw:g>
                  <svg:desc>Recall.A2:Recall.A2</svg:desc>
                </draw:g>
              </table:table-cell>
              <table:table-cell office:value-type="float" office:value="0.96796339">
                <text:p>0.96796339</text:p>
                <draw:g>
                  <svg:desc>Recall.B2:Recall.K2</svg:desc>
                </draw:g>
              </table:table-cell>
              <table:table-cell office:value-type="float" office:value="0.96613995">
                <text:p>0.96613995</text:p>
              </table:table-cell>
              <table:table-cell office:value-type="float" office:value="0.86968085">
                <text:p>0.86968085</text:p>
              </table:table-cell>
              <table:table-cell office:value-type="float" office:value="0.90780142">
                <text:p>0.90780142</text:p>
              </table:table-cell>
              <table:table-cell office:value-type="float" office:value="0.9135514">
                <text:p>0.9135514</text:p>
              </table:table-cell>
              <table:table-cell office:value-type="float" office:value="0.85163205">
                <text:p>0.85163205</text:p>
              </table:table-cell>
              <table:table-cell office:value-type="float" office:value="0.96774194">
                <text:p>0.96774194</text:p>
              </table:table-cell>
              <table:table-cell office:value-type="float" office:value="0.94029851">
                <text:p>0.94029851</text:p>
              </table:table-cell>
              <table:table-cell office:value-type="float" office:value="0.87434555">
                <text:p>0.87434555</text:p>
              </table:table-cell>
              <table:table-cell office:value-type="float" office:value="0.87064677">
                <text:p>0.87064677</text:p>
              </table:table-cell>
            </table:table-row>
            <table:table-row>
              <table:table-cell office:value-type="string">
                <text:p>C = 0.75</text:p>
                <draw:g>
                  <svg:desc>Recall.A3:Recall.A3</svg:desc>
                </draw:g>
              </table:table-cell>
              <table:table-cell office:value-type="float" office:value="0.96567506">
                <text:p>0.96567506</text:p>
                <draw:g>
                  <svg:desc>Recall.B3:Recall.K3</svg:desc>
                </draw:g>
              </table:table-cell>
              <table:table-cell office:value-type="float" office:value="0.96613995">
                <text:p>0.96613995</text:p>
              </table:table-cell>
              <table:table-cell office:value-type="float" office:value="0.8643617">
                <text:p>0.8643617</text:p>
              </table:table-cell>
              <table:table-cell office:value-type="float" office:value="0.90543735">
                <text:p>0.90543735</text:p>
              </table:table-cell>
              <table:table-cell office:value-type="float" office:value="0.91588785">
                <text:p>0.91588785</text:p>
              </table:table-cell>
              <table:table-cell office:value-type="float" office:value="0.85163205">
                <text:p>0.85163205</text:p>
              </table:table-cell>
              <table:table-cell office:value-type="float" office:value="0.96526055">
                <text:p>0.96526055</text:p>
              </table:table-cell>
              <table:table-cell office:value-type="float" office:value="0.94029851">
                <text:p>0.94029851</text:p>
              </table:table-cell>
              <table:table-cell office:value-type="float" office:value="0.87172775">
                <text:p>0.87172775</text:p>
              </table:table-cell>
              <table:table-cell office:value-type="float" office:value="0.8681592">
                <text:p>0.8681592</text:p>
              </table:table-cell>
            </table:table-row>
            <table:table-row>
              <table:table-cell office:value-type="string">
                <text:p>C = 0.5</text:p>
                <draw:g>
                  <svg:desc>Recall.A4:Recall.A4</svg:desc>
                </draw:g>
              </table:table-cell>
              <table:table-cell office:value-type="float" office:value="0.97025172">
                <text:p>0.97025172</text:p>
                <draw:g>
                  <svg:desc>Recall.B4:Recall.K4</svg:desc>
                </draw:g>
              </table:table-cell>
              <table:table-cell office:value-type="float" office:value="0.96613995">
                <text:p>0.96613995</text:p>
              </table:table-cell>
              <table:table-cell office:value-type="float" office:value="0.8643617">
                <text:p>0.8643617</text:p>
              </table:table-cell>
              <table:table-cell office:value-type="float" office:value="0.90543735">
                <text:p>0.90543735</text:p>
              </table:table-cell>
              <table:table-cell office:value-type="float" office:value="0.9135514">
                <text:p>0.9135514</text:p>
              </table:table-cell>
              <table:table-cell office:value-type="float" office:value="0.85163205">
                <text:p>0.85163205</text:p>
              </table:table-cell>
              <table:table-cell office:value-type="float" office:value="0.96526055">
                <text:p>0.96526055</text:p>
              </table:table-cell>
              <table:table-cell office:value-type="float" office:value="0.94029851">
                <text:p>0.94029851</text:p>
              </table:table-cell>
              <table:table-cell office:value-type="float" office:value="0.86910995">
                <text:p>0.86910995</text:p>
              </table:table-cell>
              <table:table-cell office:value-type="float" office:value="0.8681592">
                <text:p>0.8681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703cm" style:legend-expansion="high" chart:style-name="ch2"/>
        <chart:plot-area chart:style-name="ch3" table:cell-range-address="Support.A1:Support.K4" chart:data-source-has-labels="both" svg:x="0.77cm" svg:y="0.855cm" svg:width="11.923cm" svg:height="7.545cm">
          <chartooo:coordinate-region svg:x="1.577cm" svg:y="1.054cm" svg:width="11.022cm" svg:height="6.699cm"/>
          <chart:axis chart:dimension="x" chart:name="primary-x" chart:style-name="ch4" chartooo:axis-type="auto">
            <chartooo:date-scale/>
            <chart:categories table:cell-range-address="Support.B1:Support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pport.B2:Support.K2" chart:label-cell-address="Support.A2:Support.A2" chart:class="chart:line">
            <chart:data-point chart:repeated="10"/>
          </chart:series>
          <chart:series chart:style-name="ch7" chart:values-cell-range-address="Support.B3:Support.K3" chart:label-cell-address="Support.A3:Support.A3" chart:class="chart:line">
            <chart:data-point chart:repeated="10"/>
          </chart:series>
          <chart:series chart:style-name="ch8" chart:values-cell-range-address="Support.B4:Support.K4" chart:label-cell-address="Support.A4:Support.A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upport.B1:Support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 = 1.0</text:p>
                <draw:g>
                  <svg:desc>Support.A2:Support.A2</svg:desc>
                </draw:g>
              </table:table-cell>
              <table:table-cell office:value-type="float" office:value="437">
                <text:p>437</text:p>
                <draw:g>
                  <svg:desc>Support.B2:Support.K2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C = 0.75</text:p>
                <draw:g>
                  <svg:desc>Support.A3:Support.A3</svg:desc>
                </draw:g>
              </table:table-cell>
              <table:table-cell office:value-type="float" office:value="437">
                <text:p>437</text:p>
                <draw:g>
                  <svg:desc>Support.B3:Support.K3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C = 0.5</text:p>
                <draw:g>
                  <svg:desc>Support.A4:Support.A4</svg:desc>
                </draw:g>
              </table:table-cell>
              <table:table-cell office:value-type="float" office:value="437">
                <text:p>437</text:p>
                <draw:g>
                  <svg:desc>Support.B4:Support.K4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703cm" style:legend-expansion="high" chart:style-name="ch2"/>
        <chart:plot-area chart:style-name="ch3" table:cell-range-address="Fscore.A1:Fscore.K4" chart:data-source-has-labels="both" svg:x="0.77cm" svg:y="0.855cm" svg:width="11.923cm" svg:height="7.545cm">
          <chartooo:coordinate-region svg:x="1.682cm" svg:y="1.054cm" svg:width="10.918cm" svg:height="6.699cm"/>
          <chart:axis chart:dimension="x" chart:name="primary-x" chart:style-name="ch4" chartooo:axis-type="auto">
            <chartooo:date-scale/>
            <chart:categories table:cell-range-address="Fscore.B1:Fscore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score.B2:Fscore.K2" chart:label-cell-address="Fscore.A2:Fscore.A2" chart:class="chart:line">
            <chart:data-point chart:repeated="10"/>
          </chart:series>
          <chart:series chart:style-name="ch7" chart:values-cell-range-address="Fscore.B3:Fscore.K3" chart:label-cell-address="Fscore.A3:Fscore.A3" chart:class="chart:line">
            <chart:data-point chart:repeated="10"/>
          </chart:series>
          <chart:series chart:style-name="ch8" chart:values-cell-range-address="Fscore.B4:Fscore.K4" chart:label-cell-address="Fscore.A4:Fscore.A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score.B1:Fscore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 = 1.0</text:p>
                <draw:g>
                  <svg:desc>Fscore.A2:Fscore.A2</svg:desc>
                </draw:g>
              </table:table-cell>
              <table:table-cell office:value-type="float" office:value="0.95918367">
                <text:p>0.95918367</text:p>
                <draw:g>
                  <svg:desc>Fscore.B2:Fscore.K2</svg:desc>
                </draw:g>
              </table:table-cell>
              <table:table-cell office:value-type="float" office:value="0.95749441">
                <text:p>0.95749441</text:p>
              </table:table-cell>
              <table:table-cell office:value-type="float" office:value="0.8766756">
                <text:p>0.8766756</text:p>
              </table:table-cell>
              <table:table-cell office:value-type="float" office:value="0.90887574">
                <text:p>0.90887574</text:p>
              </table:table-cell>
              <table:table-cell office:value-type="float" office:value="0.91676436">
                <text:p>0.91676436</text:p>
              </table:table-cell>
              <table:table-cell office:value-type="float" office:value="0.875">
                <text:p>0.875</text:p>
              </table:table-cell>
              <table:table-cell office:value-type="float" office:value="0.95238095">
                <text:p>0.95238095</text:p>
              </table:table-cell>
              <table:table-cell office:value-type="float" office:value="0.93564356">
                <text:p>0.93564356</text:p>
              </table:table-cell>
              <table:table-cell office:value-type="float" office:value="0.85750963">
                <text:p>0.85750963</text:p>
              </table:table-cell>
              <table:table-cell office:value-type="float" office:value="0.89285714">
                <text:p>0.89285714</text:p>
              </table:table-cell>
            </table:table-row>
            <table:table-row>
              <table:table-cell office:value-type="string">
                <text:p>C = 0.75</text:p>
                <draw:g>
                  <svg:desc>Fscore.A3:Fscore.A3</svg:desc>
                </draw:g>
              </table:table-cell>
              <table:table-cell office:value-type="float" office:value="0.95800227">
                <text:p>0.95800227</text:p>
                <draw:g>
                  <svg:desc>Fscore.B3:Fscore.K3</svg:desc>
                </draw:g>
              </table:table-cell>
              <table:table-cell office:value-type="float" office:value="0.95749441">
                <text:p>0.95749441</text:p>
              </table:table-cell>
              <table:table-cell office:value-type="float" office:value="0.87248322">
                <text:p>0.87248322</text:p>
              </table:table-cell>
              <table:table-cell office:value-type="float" office:value="0.90758294">
                <text:p>0.90758294</text:p>
              </table:table-cell>
              <table:table-cell office:value-type="float" office:value="0.91588785">
                <text:p>0.91588785</text:p>
              </table:table-cell>
              <table:table-cell office:value-type="float" office:value="0.87366819">
                <text:p>0.87366819</text:p>
              </table:table-cell>
              <table:table-cell office:value-type="float" office:value="0.94993895">
                <text:p>0.94993895</text:p>
              </table:table-cell>
              <table:table-cell office:value-type="float" office:value="0.93564356">
                <text:p>0.93564356</text:p>
              </table:table-cell>
              <table:table-cell office:value-type="float" office:value="0.85714286">
                <text:p>0.85714286</text:p>
              </table:table-cell>
              <table:table-cell office:value-type="float" office:value="0.88917197">
                <text:p>0.88917197</text:p>
              </table:table-cell>
            </table:table-row>
            <table:table-row>
              <table:table-cell office:value-type="string">
                <text:p>C = 0.5</text:p>
                <draw:g>
                  <svg:desc>Fscore.A4:Fscore.A4</svg:desc>
                </draw:g>
              </table:table-cell>
              <table:table-cell office:value-type="float" office:value="0.95819209">
                <text:p>0.95819209</text:p>
                <draw:g>
                  <svg:desc>Fscore.B4:Fscore.K4</svg:desc>
                </draw:g>
              </table:table-cell>
              <table:table-cell office:value-type="float" office:value="0.95535714">
                <text:p>0.95535714</text:p>
              </table:table-cell>
              <table:table-cell office:value-type="float" office:value="0.87483176">
                <text:p>0.87483176</text:p>
              </table:table-cell>
              <table:table-cell office:value-type="float" office:value="0.90650888">
                <text:p>0.90650888</text:p>
              </table:table-cell>
              <table:table-cell office:value-type="float" office:value="0.91676436">
                <text:p>0.91676436</text:p>
              </table:table-cell>
              <table:table-cell office:value-type="float" office:value="0.875">
                <text:p>0.875</text:p>
              </table:table-cell>
              <table:table-cell office:value-type="float" office:value="0.95110024">
                <text:p>0.95110024</text:p>
              </table:table-cell>
              <table:table-cell office:value-type="float" office:value="0.93448702">
                <text:p>0.93448702</text:p>
              </table:table-cell>
              <table:table-cell office:value-type="float" office:value="0.8556701">
                <text:p>0.8556701</text:p>
              </table:table-cell>
              <table:table-cell office:value-type="float" office:value="0.88917197">
                <text:p>0.889171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